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Aleida del  Carmen González Melo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6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VIERNES  DE 1:00 PM A 7:00 PM Y ASISTENCIA A LAS REUNIONES DE COORDINACION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460025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